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34d83"/>
    </style:style>
    <style:style style:name="T15" style:family="text">
      <style:text-properties officeooo:rsid="007460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text:span text:style-name="T15">2de3</text:span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07:59:36.234330005</dc:date>
    <meta:editing-duration>PT2H24S</meta:editing-duration>
    <meta:editing-cycles>76</meta:editing-cycles>
    <meta:document-statistic meta:table-count="0" meta:image-count="0" meta:object-count="0" meta:page-count="1" meta:paragraph-count="21" meta:word-count="25" meta:character-count="1187" meta:non-whitespace-character-count="1183"/>
  </office:meta>
</office:document-meta>
</file>